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5707" officeooo:paragraph-rsid="00155707"/>
    </style:style>
    <style:style style:name="P2" style:family="paragraph" style:parent-style-name="Standard">
      <style:text-properties officeooo:rsid="00162aca" officeooo:paragraph-rsid="00162aca"/>
    </style:style>
    <style:style style:name="P3" style:family="paragraph" style:parent-style-name="Standard">
      <style:text-properties officeooo:rsid="00173762" officeooo:paragraph-rsid="00173762"/>
    </style:style>
    <style:style style:name="P4" style:family="paragraph" style:parent-style-name="Standard">
      <style:text-properties officeooo:rsid="00182372" officeooo:paragraph-rsid="00182372"/>
    </style:style>
    <style:style style:name="P5" style:family="paragraph" style:parent-style-name="Standard">
      <style:text-properties officeooo:rsid="0019eab8" officeooo:paragraph-rsid="0019ea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-express</text:p>
      <text:p text:style-name="P1"><text:a xlink:type="simple" xlink:href="https://blog.risingstack.com/node-js-security-checklist/">https://blog.risingstack.com/node-js-security-checklist/</text:a></text:p>
      <text:p text:style-name="P1"/>
      <text:p text:style-name="P2"><text:a xlink:type="simple" xlink:href="http://start.jcolemorrison.com/building-an-angular-and-express-app-part-1/">http://start.jcolemorrison.com/building-an-angular-and-express-app-part-1/</text:a></text:p>
      <text:p text:style-name="P2"><text:a xlink:type="simple" xlink:href="https://www.sitepoint.com/introduction-to-mean-stack/">https://www.sitepoint.com/introduction-to-mean-stack/</text:a></text:p>
      <text:p text:style-name="P5"><text:a xlink:type="simple" xlink:href="http://node.green/">http://node.green/</text:a></text:p>
      <text:p text:style-name="P5"/>
      <text:p text:style-name="P1"/>
      <text:p text:style-name="P2">Login:</text:p>
      <text:p text:style-name="P2">https://github.com/sitepoint-editors/MEAN-stack-authentication</text:p>
      <text:p text:style-name="P2"><text:a xlink:type="simple" xlink:href="https://scotch.io/tutorials/authenticate-a-node-js-api-with-json-web-tokens">https://scotch.io/tutorials/authenticate-a-node-js-api-with-json-web-tokens</text:a></text:p>
      <text:p text:style-name="P2"/>
      <text:p text:style-name="P2"><text:a xlink:type="simple" xlink:href="http://code.tutsplus.com/articles/mapping-relational-databases-and-sql-to-mongodb--net-35650">http://code.tutsplus.com/articles/mapping-relational-databases-and-sql-to-mongodb--net-35650</text:a></text:p>
      <text:p text:style-name="P2"/>
      <text:p text:style-name="P2"/>
      <text:p text:style-name="P1">Scrapping:</text:p>
      <text:p text:style-name="P1"><text:a xlink:type="simple" xlink:href="https://github.com/juanmaguitar/node-stars-scrapper/tree/to-file">https://github.com/juanmaguitar/node-stars-scrapper/tree/to-file</text:a></text:p>
      <text:p text:style-name="P1"/>
      <text:p text:style-name="P2"><text:a xlink:type="simple" xlink:href="https://www.techinasia.com/12-startups-in-12-months-how-this-digital-nomad-doing-it">https://www.techinasia.com/12-startups-in-12-months-how-this-digital-nomad-doing-it</text:a></text:p>
      <text:p text:style-name="P2"/>
      <text:p text:style-name="P2"/>
      <text:p text:style-name="P2"><text:a xlink:type="simple" xlink:href="https://medium.freecodecamp.com/constant-confusion-why-i-still-use-javascript-function-statements-984ece0b72fd#.8gvm98q7x">https://medium.freecodecamp.com/constant-confusion-why-i-still-use-javascript-function-statements-984ece0b72fd#.8gvm98q7x</text:a></text:p>
      <text:p text:style-name="P2"/>
      <text:p text:style-name="P2">Heroku</text:p>
      <text:p text:style-name="P2"><text:a xlink:type="simple" xlink:href="https://www.sitepoint.com/deploy-rest-api-in-30-mins-mlab-heroku/">https://www.sitepoint.com/deploy-rest-api-in-30-mins-mlab-heroku/</text:a></text:p>
      <text:p text:style-name="P2"/>
      <text:p text:style-name="P3">Mongo</text:p>
      <text:p text:style-name="P3">mongoimport --db test --collection restaurants --drop --file ~/Desktop/primer-dataset.json</text:p>
      <text:p text:style-name="P3"/>
      <text:p text:style-name="P3"/>
      <text:p text:style-name="P3"><text:a xlink:type="simple" xlink:href="https://s3.amazonaws.com/info-mongodb-com/mongodb_qrc_booklet.pdf">https://s3.amazonaws.com/info-mongodb-com/mongodb_qrc_booklet.pdf</text:a></text:p>
      <text:p text:style-name="P3"><text:a xlink:type="simple" xlink:href="http://mongobooster.com/">http://mongobooster.com/</text:a></text:p>
      <text:p text:style-name="P3"><text:a xlink:type="simple" xlink:href="https://robomongo.org/">https://robomongo.org/</text:a></text:p>
      <text:p text:style-name="P3"><text:a xlink:type="simple" xlink:href="https://github.com/juanmaguitar/mongo-restaurants-api-express/">https://github.com/juanmaguitar/mongo-restaurants-api-express/</text:a></text:p>
      <text:p text:style-name="P3"><text:a xlink:type="simple" xlink:href="http://www.jsoneditoronline.org/">http://www.jsoneditoronline.org/</text:a></text:p>
      <text:p text:style-name="P3"><text:a xlink:type="simple" xlink:href="https://github.com/juanmaguitar/node-exercises/tree/master/03-mongo-exercises">https://github.com/juanmaguitar/node-exercises/tree/master/03-mongo-exercises</text:a></text:p>
      <text:p text:style-name="P3"><text:a xlink:type="simple" xlink:href="https://github.com/juanmaguitar/mongodb-nodeschool">https://github.com/juanmaguitar/mongodb-nodeschool</text:a></text:p>
      <text:p text:style-name="P4"><text:a xlink:type="simple" xlink:href="https://github.com/juanmaguitar/express-nodeschool">https://github.com/juanmaguitar/express-nodeschool</text:a></text:p>
      <text:p text:style-name="P4"><text:a xlink:type="simple" xlink:href="https://github.com/juanmaguitar/express-es6-rest-api">https://github.com/juanmaguitar/express-es6-rest-api</text:a></text:p>
      <text:p text:style-name="P4"/>
      <text:p text:style-name="P4">Jade</text:p>
      <text:p text:style-name="P4"><text:a xlink:type="simple" xlink:href="http://piumosso.github.io/bootsnip/">http://piumosso.github.io/bootsnip/</text:a></text:p>
      <text:p text:style-name="P4">https://naltatis.github.io/jade-syntax-docs/</text:p>
      <text:p text:style-name="P4"><text:a xlink:type="simple" xlink:href="http://stackoverflow.com/questions/12419396/how-do-i-display-todays-date-in-node-js-jade">http://stackoverflow.com/questions/12419396/how-do-i-display-todays-date-in-node-js-jade</text:a></text:p>
      <text:p text:style-name="P4"><text:a xlink:type="simple" xlink:href="http://stackoverflow.com/questions/10153998/sublime-text-2-view-whitespace-characters">http://stackoverflow.com/questions/10153998/sublime-text-2-view-whitespace-characters</text:a></text:p>
      <text:p text:style-name="P4"/>
      <text:p text:style-name="P4"/>
      <text:p text:style-name="P4">ES-2015</text:p>
      <text:p text:style-name="P4"><text:a xlink:type="simple" xlink:href="https://github.com/juanmaguitar/demos-es2015">https://github.com/juanmaguitar/demos-es2015</text:a></text:p>
      <text:p text:style-name="P4"/>
      <text:p text:style-name="P3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1:14:39.157292000</meta:creation-date>
    <dc:date>2016-08-29T11:44:56.091554000</dc:date>
    <meta:editing-duration>PT10M51S</meta:editing-duration>
    <meta:editing-cycles>5</meta:editing-cycles>
    <meta:generator>LibreOffice/4.2.4.2$MacOSX_X86_64 LibreOffice_project/63150712c6d317d27ce2db16eb94c2f3d7b699f8</meta:generator>
    <meta:document-statistic meta:table-count="0" meta:image-count="0" meta:object-count="0" meta:page-count="2" meta:paragraph-count="33" meta:word-count="45" meta:character-count="1633" meta:non-whitespace-character-count="1626"/>
  </office:meta>
</office:document-meta>
</file>